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__COL1__</text:p>
          </table:table-cell>
          <table:table-cell table:style-name="Tableau1.B1" office:value-type="string">
            <text:p text:style-name="P2">__COL2__</text:p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for%20each=%22row%20in%20o.rows%22" text:style-name="Internet_20_link" text:visited-style-name="Visited_20_Internet_20_Link">
                                <text:span text:style-name="T2">for each="row in o.rows"</text:span>
                            </text:a>
                        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1.B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</table:table-row>
        <table:table-row>
          <table:table-cell table:style-name="Tableau1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__COL1__</text:p>
          </table:table-cell>
          <table:table-cell table:style-name="Tableau2.B1" office:value-type="string">
            <text:p text:style-name="P2">__COL2__</text:p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for%20each=%22row%20in%20o.answers%22" text:style-name="Internet_20_link" text:visited-style-name="Visited_20_Internet_20_Link">
                                <text:span text:style-name="T2">for each="row in o.answers"</text:span>
                            </text:a>
                        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2.B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</table:table-row>
        <table:table-row>
          <table:table-cell table:style-name="Tableau2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39:38.405690689</meta:creation-date>
    <dc:title>default</dc:title>
    <meta:editing-duration>PT13M52S</meta:editing-duration>
    <meta:editing-cycles>7</meta:editing-cycles>
    <meta:generator>LibreOffice/6.1.6.3$Linux_X86_64 LibreOffice_project/10$Build-3</meta:generator>
    <meta:initial-creator>vocashaker
        </meta:initial-creator>
    <dc:date>2019-07-30T17:35:07.220326896</dc:date>
    <dc:creator>vocashaker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